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0" style:family="table-column">
      <style:table-column-properties fo:break-before="auto" style:column-width="2.611in"/>
    </style:style>
    <style:style style:name="co91" style:family="table-column">
      <style:table-column-properties fo:break-before="auto" style:column-width="1.6535in"/>
    </style:style>
    <style:style style:name="co92" style:family="table-column">
      <style:table-column-properties fo:break-before="auto" style:column-width="1.5591in"/>
    </style:style>
    <style:style style:name="co93" style:family="table-column">
      <style:table-column-properties fo:break-before="auto" style:column-width="1.2925in"/>
    </style:style>
    <style:style style:name="co94" style:family="table-column">
      <style:table-column-properties fo:break-before="auto" style:column-width="1.611in"/>
    </style:style>
    <style:style style:name="co95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1807in"/>
    </style:style>
    <style:style style:name="co12" style:family="table-column">
      <style:table-column-properties fo:break-before="auto" style:column-width="0.689in"/>
    </style:style>
    <style:style style:name="co96" style:family="table-column">
      <style:table-column-properties fo:break-before="auto" style:column-width="1.02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0.9193in"/>
    </style:style>
    <style:style style:name="co25" style:family="table-column">
      <style:table-column-properties fo:break-before="auto" style:column-width="2.9665in"/>
    </style:style>
    <style:style style:name="co26" style:family="table-column">
      <style:table-column-properties fo:break-before="auto" style:column-width="0.4299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0339in"/>
    </style:style>
    <style:style style:name="co29" style:family="table-column">
      <style:table-column-properties fo:break-before="auto" style:column-width="0.7909in"/>
    </style:style>
    <style:style style:name="co30" style:family="table-column">
      <style:table-column-properties fo:break-before="auto" style:column-width="4.5516in"/>
    </style:style>
    <style:style style:name="co31" style:family="table-column">
      <style:table-column-properties fo:break-before="auto" style:column-width="0.8898in"/>
    </style:style>
    <style:style style:name="co32" style:family="table-column">
      <style:table-column-properties fo:break-before="auto" style:column-width="1.6228in"/>
    </style:style>
    <style:style style:name="co33" style:family="table-column">
      <style:table-column-properties fo:break-before="auto" style:column-width="6.6173in"/>
    </style:style>
    <style:style style:name="co34" style:family="table-column">
      <style:table-column-properties fo:break-before="auto" style:column-width="0.8925in"/>
    </style:style>
    <style:style style:name="co97" style:family="table-column">
      <style:table-column-properties fo:break-before="auto" style:column-width="3.102in"/>
    </style:style>
    <style:style style:name="co98" style:family="table-column">
      <style:table-column-properties fo:break-before="auto" style:column-width="3.298in"/>
    </style:style>
    <style:style style:name="co99" style:family="table-column">
      <style:table-column-properties fo:break-before="auto" style:column-width="2.0654in"/>
    </style:style>
    <style:style style:name="co100" style:family="table-column">
      <style:table-column-properties fo:break-before="auto" style:column-width="8.3602in"/>
    </style:style>
    <style:style style:name="co101" style:family="table-column">
      <style:table-column-properties fo:break-before="auto" style:column-width="3.1201in"/>
    </style:style>
    <style:style style:name="co102" style:family="table-column">
      <style:table-column-properties fo:break-before="auto" style:column-width="0.9201in"/>
    </style:style>
    <style:style style:name="co103" style:family="table-column">
      <style:table-column-properties fo:break-before="auto" style:column-width="3.0161in"/>
    </style:style>
    <style:style style:name="co104" style:family="table-column">
      <style:table-column-properties fo:break-before="auto" style:column-width="2.2929in"/>
    </style:style>
    <style:style style:name="co105" style:family="table-column">
      <style:table-column-properties fo:break-before="auto" style:column-width="7.2161in"/>
    </style:style>
    <style:style style:name="co44" style:family="table-column">
      <style:table-column-properties fo:break-before="auto" style:column-width="2.4862in"/>
    </style:style>
    <style:style style:name="co45" style:family="table-column">
      <style:table-column-properties fo:break-before="auto" style:column-width="0.4193in"/>
    </style:style>
    <style:style style:name="co46" style:family="table-column">
      <style:table-column-properties fo:break-before="auto" style:column-width="1.0409in"/>
    </style:style>
    <style:style style:name="co47" style:family="table-column">
      <style:table-column-properties fo:break-before="auto" style:column-width="1.011in"/>
    </style:style>
    <style:style style:name="co48" style:family="table-column">
      <style:table-column-properties fo:break-before="auto" style:column-width="1.9543in"/>
    </style:style>
    <style:style style:name="co49" style:family="table-column">
      <style:table-column-properties fo:break-before="auto" style:column-width="3.0783in"/>
    </style:style>
    <style:style style:name="co50" style:family="table-column">
      <style:table-column-properties fo:break-before="auto" style:column-width="1.6134in"/>
    </style:style>
    <style:style style:name="co51" style:family="table-column">
      <style:table-column-properties fo:break-before="auto" style:column-width="1.372in"/>
    </style:style>
    <style:style style:name="co52" style:family="table-column">
      <style:table-column-properties fo:break-before="auto" style:column-width="13.2398in"/>
    </style:style>
    <style:style style:name="co53" style:family="table-column">
      <style:table-column-properties fo:break-before="auto" style:column-width="2.748in"/>
    </style:style>
    <style:style style:name="co54" style:family="table-column">
      <style:table-column-properties fo:break-before="auto" style:column-width="1.6654in"/>
    </style:style>
    <style:style style:name="co55" style:family="table-column">
      <style:table-column-properties fo:break-before="auto" style:column-width="2.8402in"/>
    </style:style>
    <style:style style:name="co56" style:family="table-column">
      <style:table-column-properties fo:break-before="auto" style:column-width="2.0382in"/>
    </style:style>
    <style:style style:name="co57" style:family="table-column">
      <style:table-column-properties fo:break-before="auto" style:column-width="8.2516in"/>
    </style:style>
    <style:style style:name="co106" style:family="table-column">
      <style:table-column-properties fo:break-before="auto" style:column-width="2.9126in"/>
    </style:style>
    <style:style style:name="co107" style:family="table-column">
      <style:table-column-properties fo:break-before="auto" style:column-width="1.6898in"/>
    </style:style>
    <style:style style:name="co108" style:family="table-column">
      <style:table-column-properties fo:break-before="auto" style:column-width="2.8681in"/>
    </style:style>
    <style:style style:name="co109" style:family="table-column">
      <style:table-column-properties fo:break-before="auto" style:column-width="2.222in"/>
    </style:style>
    <style:style style:name="co110" style:family="table-column">
      <style:table-column-properties fo:break-before="auto" style:column-width="6.1181in"/>
    </style:style>
    <style:style style:name="co111" style:family="table-column">
      <style:table-column-properties fo:break-before="auto" style:column-width="3.2283in"/>
    </style:style>
    <style:style style:name="co112" style:family="table-column">
      <style:table-column-properties fo:break-before="auto" style:column-width="3.4in"/>
    </style:style>
    <style:style style:name="co113" style:family="table-column">
      <style:table-column-properties fo:break-before="auto" style:column-width="4.0016in"/>
    </style:style>
    <style:style style:name="co66" style:family="table-column">
      <style:table-column-properties fo:break-before="auto" style:column-width="1.5035in"/>
    </style:style>
    <style:style style:name="co114" style:family="table-column">
      <style:table-column-properties fo:break-before="auto" style:column-width="14.8335in"/>
    </style:style>
    <style:style style:name="co68" style:family="table-column">
      <style:table-column-properties fo:break-before="auto" style:column-width="2.6575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7827in"/>
    </style:style>
    <style:style style:name="co71" style:family="table-column">
      <style:table-column-properties fo:break-before="auto" style:column-width="1.0717in"/>
    </style:style>
    <style:style style:name="co72" style:family="table-column">
      <style:table-column-properties fo:break-before="auto" style:column-width="1.2598in"/>
    </style:style>
    <style:style style:name="co73" style:family="table-column">
      <style:table-column-properties fo:break-before="auto" style:column-width="7.3744in"/>
    </style:style>
    <style:style style:name="co74" style:family="table-column">
      <style:table-column-properties fo:break-before="auto" style:column-width="3.2083in"/>
    </style:style>
    <style:style style:name="co75" style:family="table-column">
      <style:table-column-properties fo:break-before="auto" style:column-width="1.7555in"/>
    </style:style>
    <style:style style:name="co76" style:family="table-column">
      <style:table-column-properties fo:break-before="auto" style:column-width="4.261in"/>
    </style:style>
    <style:style style:name="co77" style:family="table-column">
      <style:table-column-properties fo:break-before="auto" style:column-width="0.8201in"/>
    </style:style>
    <style:style style:name="co78" style:family="table-column">
      <style:table-column-properties fo:break-before="auto" style:column-width="1.948in"/>
    </style:style>
    <style:style style:name="co80" style:family="table-column">
      <style:table-column-properties fo:break-before="auto" style:column-width="8.2543in"/>
    </style:style>
    <style:style style:name="co81" style:family="table-column">
      <style:table-column-properties fo:break-before="auto" style:column-width="2.6217in"/>
    </style:style>
    <style:style style:name="co82" style:family="table-column">
      <style:table-column-properties fo:break-before="auto" style:column-width="0.5472in"/>
    </style:style>
    <style:style style:name="co83" style:family="table-column">
      <style:table-column-properties fo:break-before="auto" style:column-width="1.6591in"/>
    </style:style>
    <style:style style:name="co84" style:family="table-column">
      <style:table-column-properties fo:break-before="auto" style:column-width="3.1925in"/>
    </style:style>
    <style:style style:name="co85" style:family="table-column">
      <style:table-column-properties fo:break-before="auto" style:column-width="2.728in"/>
    </style:style>
    <style:style style:name="co86" style:family="table-column">
      <style:table-column-properties fo:break-before="auto" style:column-width="1.5362in"/>
    </style:style>
    <style:style style:name="co87" style:family="table-column">
      <style:table-column-properties fo:break-before="auto" style:column-width="6.2244in"/>
    </style:style>
    <style:style style:name="co79" style:family="table-column">
      <style:table-column-properties fo:break-before="auto" style:column-width="1.3437in"/>
    </style:style>
    <style:style style:name="ro1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ta16" style:family="table" style:master-page-name="PageStyle_5f_OVERVIEW">
      <style:table-properties table:display="true" style:writing-mode="lr-tb"/>
    </style:style>
    <style:style style:name="ta20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7" style:family="table" style:master-page-name="PageStyle_5f_5V_20_PWR_20_PCA">
      <style:table-properties table:display="true" style:writing-mode="lr-tb"/>
    </style:style>
    <style:style style:name="ta18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9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104"/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6">
        <office:forms form:automatic-focus="false" form:apply-design-mode="false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36" table:formula="of:=SUM([$'MAIN ASSEMBLY'.D$1:$'MAIN ASSEMBLY'.D$1048575])" office:value-type="currency" office:currency="USD" office:value="322.3625">
            <text:p>$322.36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6" office:value-type="string">
            <text:p>COMPONENT</text:p>
          </table:table-cell>
          <table:table-cell table:style-name="ce26" office:value-type="string">
            <text:p>SCHEMATIC ENTRY</text:p>
          </table:table-cell>
          <table:table-cell table:style-name="ce26" office:value-type="string">
            <text:p>PARTS SOURCING</text:p>
          </table:table-cell>
          <table:table-cell table:style-name="ce26" office:value-type="string">
            <text:p>FOOTPRINT ASSIGNMENT</text:p>
          </table:table-cell>
          <table:table-cell table:style-name="ce26" office:value-type="string">
            <text:p>MECHANICAL / PCB LAYOUT</text:p>
          </table:table-cell>
          <table:table-cell table:style-name="ce26" office:value-type="string">
            <text:p>CODE</text:p>
          </table:table-cell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27" office:value-type="string">
            <text:p>CHASSI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CABLE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AC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5V PWR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15V PWR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IO SELECT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1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BALANCED IO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GAIN STAGE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MCU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FRONT PANEL SELECT PCA</text:p>
          </table:table-cell>
          <table:table-cell table:style-name="ce41" office:value-type="string">
            <text:p>INITIAL</text:p>
          </table:table-cell>
          <table:table-cell table:number-columns-repeated="2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HEADPHONE CROSSFEED PCA</text:p>
          </table:table-cell>
          <table:table-cell table:number-columns-repeated="2" table:style-name="ce41" office:value-type="string">
            <text:p>INITIAL</text:p>
          </table:table-cell>
          <table:table-cell table:number-columns-repeated="3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HEADPHONE AMP PCA</text:p>
          </table:table-cell>
          <table:table-cell table:number-columns-repeated="2" table:style-name="ce41" office:value-type="string">
            <text:p>AWAITING REVIEW</text:p>
          </table:table-cell>
          <table:table-cell table:number-columns-repeated="2"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FINAL ASSEMBLY HARDWAR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KNOB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PRELIMINARY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PWR SWITCH</text:p>
          </table:table-cell>
          <table:table-cell table:style-name="ce41" office:value-type="string">
            <text:p>INITIAL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REMOT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2"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0">
        <table:table-column table:style-name="co90" table:default-cell-style-name="ce45"/>
        <table:table-column table:style-name="co8" table:default-cell-style-name="ce46"/>
        <table:table-column table:style-name="co9" table:default-cell-style-name="ce25"/>
        <table:table-column table:style-name="co10" table:default-cell-style-name="ce25"/>
        <table:table-column table:style-name="co7" table:default-cell-style-name="ce46"/>
        <table:table-column table:style-name="co11" table:default-cell-style-name="ce45"/>
        <table:table-column table:style-name="co12" table:default-cell-style-name="ce46"/>
        <table:table-column table:style-name="co96" table:default-cell-style-name="ce45"/>
        <table:table-column table:style-name="co7" table:number-columns-repeated="55" table:default-cell-style-name="ce45"/>
        <table:table-column table:style-name="co7" table:number-columns-repeated="960" table:default-cell-style-name="ce49"/>
        <table:table-column table:style-name="co14" table:default-cell-style-name="ce49"/>
        <table:table-row table:style-name="ro6">
          <table:table-cell table:style-name="ce44" office:value-type="string">
            <text:p>DESCRIPTION</text:p>
          </table:table-cell>
          <table:table-cell table:style-name="ce44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44" office:value-type="string">
            <text:p>REF DES</text:p>
          </table:table-cell>
          <table:table-cell table:style-name="ce44" office:value-type="string">
            <text:p>NOTE</text:p>
          </table:table-cell>
          <table:table-cell table:style-name="ce44" office:value-type="string">
            <text:p>SUPPLIER</text:p>
          </table:table-cell>
          <table:table-cell table:style-name="ce44" office:value-type="string">
            <text:p>SUPPLIER PN</text:p>
          </table:table-cell>
          <table:table-cell table:style-name="ce44" office:value-type="string">
            <text:p>LINK</text:p>
          </table:table-cell>
          <table:table-cell table:number-columns-repeated="1015"/>
        </table:table-row>
        <table:table-row table:style-name="ro6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621">
            <text:p>$28.62</text:p>
          </table:table-cell>
          <table:table-cell table:formula="of:=[.C5]*[.B5]" office:value-type="currency" office:currency="USD" office:value="28.621">
            <text:p>$28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8.222">
            <text:p>$48.22</text:p>
          </table:table-cell>
          <table:table-cell table:formula="of:=[.C6]*[.B6]" office:value-type="currency" office:currency="USD" office:value="48.222">
            <text:p>$48.2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6.45">
            <text:p>$86.45</text:p>
          </table:table-cell>
          <table:table-cell table:formula="of:=[.C7]*[.B7]" office:value-type="currency" office:currency="USD" office:value="86.45">
            <text:p>$86.4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734">
            <text:p>$41.73</text:p>
          </table:table-cell>
          <table:table-cell table:formula="of:=[.C9]*[.B9]" office:value-type="currency" office:currency="USD" office:value="41.734">
            <text:p>$41.7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9.926">
            <text:p>$9.93</text:p>
          </table:table-cell>
          <table:table-cell table:formula="of:=[.C10]*[.B10]" office:value-type="currency" office:currency="USD" office:value="9.926">
            <text:p>$9.9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1.4235">
            <text:p>$11.42</text:p>
          </table:table-cell>
          <table:table-cell table:formula="of:=[.C11]*[.B11]" office:value-type="currency" office:currency="USD" office:value="11.4235">
            <text:p>$11.4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48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6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4])" office:value-type="currency" office:currency="USD" office:value="33.412">
            <text:p>$33.41</text:p>
          </table:table-cell>
          <table:table-cell table:formula="of:=[.C13]*[.B13]" office:value-type="currency" office:currency="USD" office:value="33.412">
            <text:p>$33.41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0])" office:value-type="currency" office:currency="USD" office:value="6.98">
            <text:p>$6.98</text:p>
          </table:table-cell>
          <table:table-cell table:formula="of:=[.C15]*[.B15]" office:value-type="currency" office:currency="USD" office:value="6.98">
            <text:p>$6.98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7]*[.B17]" office:value-type="currency" office:currency="USD" office:value="17.29">
            <text:p>$17.29</text:p>
          </table:table-cell>
          <table:table-cell office:value-type="string">
            <text:p>SW1</text:p>
          </table:table-cell>
          <table:table-cell/>
          <table:table-cell table:style-name="ce47" office:value-type="string">
            <text:p>DIGIKEY</text:p>
          </table:table-cell>
          <table:table-cell table:style-name="ce48" office:value-type="string">
            <text:p>1948-2261-ND</text:p>
          </table:table-cell>
          <table:table-cell table:style-name="ce48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6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8]*[.B18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48" office:value-type="string">
            <text:p>Q336-ND</text:p>
          </table:table-cell>
          <table:table-cell table:style-name="ce48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6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19]*[.B19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0]*[.B20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48" office:value-type="string">
            <text:p>3-01-0019</text:p>
          </table:table-cell>
          <table:table-cell table:style-name="ce48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SSIS" table:style-name="ta3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7" table:number-columns-repeated="56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1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5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30" table:default-cell-style-name="ce1"/>
        <table:table-column table:style-name="co31" table:default-cell-style-name="ce19"/>
        <table:table-column table:style-name="co32" table:default-cell-style-name="ce1"/>
        <table:table-column table:style-name="co33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9" office:value-type="string">
            <text:p>399-9854-1-ND</text:p>
          </table:table-cell>
          <table:table-cell table:style-name="ce29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9" office:value-type="string">
            <text:p>311-4.70MFRCT-ND</text:p>
          </table:table-cell>
          <table:table-cell table:style-name="ce29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1, J5, J6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2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3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7">
        <office:forms form:automatic-focus="false" form:apply-design-mode="false"/>
        <table:table-column table:style-name="co97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98" table:default-cell-style-name="ce1"/>
        <table:table-column table:style-name="co31" table:default-cell-style-name="ce19"/>
        <table:table-column table:style-name="co99" table:default-cell-style-name="ce1"/>
        <table:table-column table:style-name="co100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09-ND</text:p>
          </table:table-cell>
          <table:table-cell table:style-name="ce29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 office:value-type="string">
            <text:p>AC Rectifier bridge</text:p>
          </table:table-cell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4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1 – J13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29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7192-ND</text:p>
          </table:table-cell>
          <table:table-cell table:style-name="ce29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>
            <text:p>TRIMMER 4.7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6">
            <text:p>$1.60</text:p>
          </table:table-cell>
          <table:table-cell table:formula="of:=[.C17]*[.B17]" office:value-type="currency" office:currency="USD" office:value="1.6">
            <text:p>$1.60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86P-1-472LF-ND</text:p>
          </table:table-cell>
          <table:table-cell table:style-name="ce29" office:value-type="string">
            <text:p><text:a xlink:href="https://www.digikey.com/product-detail/en/bourns-inc/3386P-1-472LF/3386P-1-472LF-ND/2537240">https://www.digikey.com/product-detail/en/bourns-inc/3386P-1-472LF/3386P-1-472LF-ND/253724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8">
        <office:forms form:automatic-focus="false" form:apply-design-mode="false"/>
        <table:table-column table:style-name="co101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02" table:default-cell-style-name="ce19"/>
        <table:table-column table:style-name="co103" table:default-cell-style-name="ce1"/>
        <table:table-column table:style-name="co7" table:default-cell-style-name="ce19"/>
        <table:table-column table:style-name="co104" table:default-cell-style-name="ce1"/>
        <table:table-column table:style-name="co105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5"/>
          <table:table-cell table:style-name="ce22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43-ND</text:p>
          </table:table-cell>
          <table:table-cell table:style-name="ce29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8 – J10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4418-5-ND</text:p>
          </table:table-cell>
          <table:table-cell table:style-name="ce29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29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LM7915CT/NOPB-ND</text:p>
          </table:table-cell>
          <table:table-cell table:style-name="ce29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29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>
            <text:p>TRIMMER 4.7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6">
            <text:p>$1.60</text:p>
          </table:table-cell>
          <table:table-cell table:formula="of:=[.C18]*[.B18]" office:value-type="currency" office:currency="USD" office:value="3.2">
            <text:p>$3.20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86P-1-472LF-ND</text:p>
          </table:table-cell>
          <table:table-cell table:style-name="ce29" office:value-type="string">
            <text:p><text:a xlink:href="https://www.digikey.com/product-detail/en/bourns-inc/3386P-1-472LF/3386P-1-472LF-ND/2537240">https://www.digikey.com/product-detail/en/bourns-inc/3386P-1-472LF/3386P-1-472LF-ND/253724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7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48" table:default-cell-style-name="ce19"/>
        <table:table-column table:style-name="co49" table:default-cell-style-name="ce1"/>
        <table:table-column table:style-name="co50" table:default-cell-style-name="ce19"/>
        <table:table-column table:style-name="co51" table:default-cell-style-name="ce1"/>
        <table:table-column table:style-name="co52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21.1 – J25.1, J33.1, J34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21.2 – J25.2, J33.2, J34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3POS 0.1 GOLD PCB</text:p>
          </table:table-cell>
          <table:table-cell table:style-name="ce32" office:value-type="float" office:value="7">
            <text:p>7</text:p>
          </table:table-cell>
          <table:table-cell table:style-name="ce33" office:value-type="currency" office:currency="USD" office:value="0.37">
            <text:p>$0.37</text:p>
          </table:table-cell>
          <table:table-cell table:formula="of:=[.C5]*[.B5]" office:value-type="currency" office:currency="USD" office:value="2.59">
            <text:p>$2.59</text:p>
          </table:table-cell>
          <table:table-cell table:style-name="ce32" office:value-type="string">
            <text:p>J26 – J3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3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54" table:default-cell-style-name="ce32"/>
        <table:table-column table:style-name="co55" table:default-cell-style-name="Default"/>
        <table:table-column table:style-name="co14" table:default-cell-style-name="ce32"/>
        <table:table-column table:style-name="co56" table:default-cell-style-name="Default"/>
        <table:table-column table:style-name="co5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BALANCED IO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 office:value-type="string">
            <text:p>XLR FE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92">
            <text:p>$0.92</text:p>
          </table:table-cell>
          <table:table-cell table:style-name="ce25" table:formula="of:=[.C3]*[.B3]" office:value-type="currency" office:currency="USD" office:value="1.84">
            <text:p>$1.84</text:p>
          </table:table-cell>
          <table:table-cell table:style-name="ce19" office:value-type="string">
            <text:p>J70, J72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FAAV-1 </text:p>
          </table:table-cell>
          <table:table-cell table:style-name="ce1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XLR 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77">
            <text:p>$0.77</text:p>
          </table:table-cell>
          <table:table-cell table:style-name="ce25" table:formula="of:=[.C4]*[.B4]" office:value-type="currency" office:currency="USD" office:value="1.54">
            <text:p>$1.54</text:p>
          </table:table-cell>
          <table:table-cell table:style-name="ce19" office:value-type="string">
            <text:p>J71, J73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MAAV-1 </text:p>
          </table:table-cell>
          <table:table-cell table:style-name="ce1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8, D59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table:style-name="ce19" office:value-type="string">
            <text:p>R100, R102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25" table:formula="of:=[.C7]*[.B7]" office:value-type="currency" office:currency="USD" office:value="2.28">
            <text:p>$2.28</text:p>
          </table:table-cell>
          <table:table-cell office:value-type="string">
            <text:p>U20 – U22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25" table:formula="of:=[.C8]*[.B8]" office:value-type="currency" office:currency="USD" office:value="0.96">
            <text:p>$0.96</text:p>
          </table:table-cell>
          <table:table-cell office:value-type="string">
            <text:p>J66, J69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9]*[.B9]" office:value-type="currency" office:currency="USD" office:value="0.3">
            <text:p>$0.30</text:p>
          </table:table-cell>
          <table:table-cell office:value-type="string">
            <text:p>J6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0]*[.B10]" office:value-type="currency" office:currency="USD" office:value="0.37">
            <text:p>$0.37</text:p>
          </table:table-cell>
          <table:table-cell office:value-type="string">
            <text:p>J68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office:value-type="string">
            <text:p>R90, R91, R108, R109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09FRCT-ND</text:p>
          </table:table-cell>
          <table:table-cell table:style-name="ce35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R95, R96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25" table:formula="of:=[.C13]*[.B13]" office:value-type="currency" office:currency="USD" office:value="1.12">
            <text:p>$1.12</text:p>
          </table:table-cell>
          <table:table-cell office:value-type="string">
            <text:p>R87 – R89, R92 – R94, R99, R101, R105 – R107, R110 – R112, R117, R1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6">
            <text:p>$0.60</text:p>
          </table:table-cell>
          <table:table-cell office:value-type="string">
            <text:p>R97, R98, R104, R115, R116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25" table:formula="of:=[.C15]*[.B15]" office:value-type="currency" office:currency="USD" office:value="0.48">
            <text:p>$0.48</text:p>
          </table:table-cell>
          <table:table-cell office:value-type="string">
            <text:p>C108, C109, C111, C11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6]*[.B16]" office:value-type="currency" office:currency="USD" office:value="0.552">
            <text:p>$0.55</text:p>
          </table:table-cell>
          <table:table-cell office:value-type="string">
            <text:p>C102 – C10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7]*[.B17]" office:value-type="currency" office:currency="USD" office:value="0.2">
            <text:p>$0.20</text:p>
          </table:table-cell>
          <table:table-cell office:value-type="string">
            <text:p>R103, R11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31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25" table:formula="of:=[.C18]*[.B18]" office:value-type="currency" office:currency="USD" office:value="0.98">
            <text:p>$0.98</text:p>
          </table:table-cell>
          <table:table-cell office:value-type="string">
            <text:p>C110, C113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31" office:value-type="string">
            <text:p>81-GRM21BR61E226ME4K</text:p>
          </table:table-cell>
          <table:table-cell table:style-name="ce31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9">
        <office:forms form:automatic-focus="false" form:apply-design-mode="false"/>
        <table:table-column table:style-name="co106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07" table:default-cell-style-name="ce19"/>
        <table:table-column table:style-name="co108" table:default-cell-style-name="ce1"/>
        <table:table-column table:style-name="co12" table:default-cell-style-name="ce19"/>
        <table:table-column table:style-name="co109" table:default-cell-style-name="ce1"/>
        <table:table-column table:style-name="co110" table:default-cell-style-name="ce1"/>
        <table:table-column table:style-name="co7" table:number-columns-repeated="54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9, U10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ULN2003ADR2GOSCT-ND</text:p>
          </table:table-cell>
          <table:table-cell table:style-name="ce29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Z2144-ND</text:p>
          </table:table-cell>
          <table:table-cell table:style-name="ce29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17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47, J48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4MM</text:p>
          </table:table-cell>
          <table:table-cell office:value-type="float" office:value="7">
            <text:p>7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2.1">
            <text:p>$2.10</text:p>
          </table:table-cell>
          <table:table-cell office:value-type="string">
            <text:p>J35 – J39, J40, J41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0.74">
            <text:p>$0.74</text:p>
          </table:table-cell>
          <table:table-cell office:value-type="string">
            <text:p>J40, J4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table:style-name="ce29" office:value-type="string">
            <text:p>S7036-ND</text:p>
          </table:table-cell>
          <table:table-cell table:style-name="ce29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DR 7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1">
            <text:p>$0.61</text:p>
          </table:table-cell>
          <table:table-cell table:formula="of:=[.C11]*[.B11]" office:value-type="currency" office:currency="USD" office:value="1.22">
            <text:p>$1.22</text:p>
          </table:table-cell>
          <table:table-cell table:style-name="ce32" office:value-type="string">
            <text:p>J45, J4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0-ND</text:p>
          </table:table-cell>
          <table:table-cell table:style-name="ce35" office:value-type="string">
            <text:p><text:a xlink:href="https://www.digikey.com/product-detail/en/sullins-connector-solutions/PPPC071LFBN-RC/S7040-ND/810179">https://www.digikey.com/product-detail/en/sullins-connector-solutions/PPPC071LFBN-RC/S7040-ND/81017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0 – R33</text:p>
          </table:table-cell>
          <table:table-cell table:style-name="Default" office:value-type="string">
            <text:p>Pull-up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ONN HDR 2POS 0.1 GOLD PCB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33">
            <text:p>$0.33</text:p>
          </table:table-cell>
          <table:table-cell table:formula="of:=[.C13]*[.B13]" office:value-type="currency" office:currency="USD" office:value="0.33">
            <text:p>$0.33</text:p>
          </table:table-cell>
          <table:table-cell table:style-name="ce32" office:value-type="string">
            <text:p>J44</text:p>
          </table:table-cell>
          <table:table-cell table:style-name="Default" office:value-type="string">
            <text:p>MCU I2C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AP CER 0.1UF 50V X7R 0805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4]*[.B14]" office:value-type="currency" office:currency="USD" office:value="0.276">
            <text:p>$0.28</text:p>
          </table:table-cell>
          <table:table-cell table:style-name="ce32" office:value-type="string">
            <text:p>C19 – C21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ES SMD 1.5K OHM 1% 1/4W 1206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">
            <text:p>$0.10</text:p>
          </table:table-cell>
          <table:table-cell table:formula="of:=[.C15]*[.B15]" office:value-type="currency" office:currency="USD" office:value="0.2">
            <text:p>$0.20</text:p>
          </table:table-cell>
          <table:table-cell table:style-name="ce32" office:value-type="string">
            <text:p>R18, R19</text:p>
          </table:table-cell>
          <table:table-cell table:style-name="Default" office:value-type="string">
            <text:p>I2C pull-up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111" table:default-cell-style-name="Default"/>
        <table:table-column table:style-name="co26" table:default-cell-style-name="ce32"/>
        <table:table-column table:style-name="co27" table:default-cell-style-name="ce33"/>
        <table:table-column table:style-name="co28" table:default-cell-style-name="ce33"/>
        <table:table-column table:style-name="co112" table:default-cell-style-name="ce32"/>
        <table:table-column table:style-name="co113" table:default-cell-style-name="Default"/>
        <table:table-column table:style-name="co31" table:default-cell-style-name="ce32"/>
        <table:table-column table:style-name="co66" table:default-cell-style-name="Default"/>
        <table:table-column table:style-name="co114" table:default-cell-style-name="Default"/>
        <table:table-column table:style-name="co3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GAIN STAGE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5">
          <table:table-cell table:style-name="ce29" office:value-type="string">
            <text:p>RES SMD 330 OHM 1% 1/4W 1206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071">
            <text:p>$0.07</text:p>
          </table:table-cell>
          <table:table-cell table:style-name="ce19" office:value-type="string">
            <text:p>R38</text:p>
          </table:table-cell>
          <table:table-cell table:style-name="ce1" office:value-type="string">
            <text:p>Current set resistor for 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35, R37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3, D54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LED RED CLEAR 1206 SMD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267">
            <text:p>$0.27</text:p>
          </table:table-cell>
          <table:table-cell table:style-name="ce25" table:formula="of:=[.C6]*[.B6]" office:value-type="currency" office:currency="USD" office:value="0.267">
            <text:p>$0.27</text:p>
          </table:table-cell>
          <table:table-cell table:style-name="ce19" office:value-type="string">
            <text:p>D55</text:p>
          </table:table-cell>
          <table:table-cell table:style-name="ce1" office:value-type="string">
            <text:p>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IC DAC 8BIT V-OUT 10VSSOP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style-name="ce25" table:formula="of:=[.C7]*[.B7]" office:value-type="currency" office:currency="USD" office:value="1.29">
            <text:p>$1.29</text:p>
          </table:table-cell>
          <table:table-cell office:value-type="string">
            <text:p>U11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9" office:value-type="string">
            <text:p>296-48522-1-ND</text:p>
          </table:table-cell>
          <table:table-cell table:style-name="ce29" office:value-type="string">
            <text:p><text:a xlink:href="https://www.digikey.com/product-detail/en/texas-instruments/DAC5574IDGSR/296-48522-1-ND/8567566">https://www.digikey.com/product-detail/en/texas-instruments/DAC5574IDGSR/296-48522-1-ND/8567566</text:a></text:p>
          </table:table-cell>
          <table:table-cell table:number-columns-repeated="1015"/>
        </table:table-row>
        <table:table-row table:style-name="ro5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25" table:formula="of:=[.C8]*[.B8]" office:value-type="currency" office:currency="USD" office:value="1.52">
            <text:p>$1.52</text:p>
          </table:table-cell>
          <table:table-cell office:value-type="string">
            <text:p>U13, U16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25" table:formula="of:=[.C9]*[.B9]" office:value-type="currency" office:currency="USD" office:value="20.2">
            <text:p>$20.20</text:p>
          </table:table-cell>
          <table:table-cell office:value-type="string">
            <text:p>U14, U15, U17, U18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9" office:value-type="string">
            <text:p>887-2181CS08-U</text:p>
          </table:table-cell>
          <table:table-cell table:style-name="ce29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4">
            <text:p>$0.40</text:p>
          </table:table-cell>
          <table:table-cell office:value-type="string">
            <text:p>R51 – R5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table:style-name="ce34" office:value-type="string">
            <text:p>R43, R45, R47, R49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table:style-name="ce34" office:value-type="string">
            <text:p>R44, R46, R48, R5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table:style-name="ce34" office:value-type="string">
            <text:p>R39 – R4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8">
            <text:p>$0.80</text:p>
          </table:table-cell>
          <table:table-cell table:style-name="ce34" office:value-type="string">
            <text:p>R55, R56, R61, R6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7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4">
            <text:p>$0.14</text:p>
          </table:table-cell>
          <table:table-cell table:style-name="ce25" table:formula="of:=[.C15]*[.B15]" office:value-type="currency" office:currency="USD" office:value="0.56">
            <text:p>$0.56</text:p>
          </table:table-cell>
          <table:table-cell table:style-name="ce34" office:value-type="string">
            <text:p>C74, C75, C90, C91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16]*[.B16]" office:value-type="currency" office:currency="USD" office:value="0.3">
            <text:p>$0.30</text:p>
          </table:table-cell>
          <table:table-cell office:value-type="string">
            <text:p>J56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7]*[.B17]" office:value-type="currency" office:currency="USD" office:value="0.74">
            <text:p>$0.74</text:p>
          </table:table-cell>
          <table:table-cell office:value-type="string">
            <text:p>J52, J5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style-name="ce25" table:formula="of:=[.C18]*[.B18]" office:value-type="currency" office:currency="USD" office:value="0.33">
            <text:p>$0.33</text:p>
          </table:table-cell>
          <table:table-cell office:value-type="string">
            <text:p>J51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5">
          <table:table-cell office:value-type="string">
            <text:p>CAP ALUM 2.2UF 20% 50V SMD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9]*[.B19]" office:value-type="currency" office:currency="USD" office:value="0.4">
            <text:p>$0.40</text:p>
          </table:table-cell>
          <table:table-cell office:value-type="string">
            <text:p>C62 – C65</text:p>
          </table:table-cell>
          <table:table-cell/>
          <table:table-cell office:value-type="string">
            <text:p>DIGIKEY</text:p>
          </table:table-cell>
          <table:table-cell office:value-type="string">
            <text:p>PCE4017CT-ND</text:p>
          </table:table-cell>
          <table:table-cell table:style-name="ce31" office:value-type="string">
            <text:p><text:a xlink:href="https://www.digikey.com/product-detail/en/panasonic-electronic-components/EEE-FC1H2R2R/PCE4017CT-ND/817479">https://www.digikey.com/product-detail/en/panasonic-electronic-components/EEE-FC1H2R2R/PCE4017CT-ND/817479</text:a></text:p>
          </table:table-cell>
          <table:table-cell table:number-columns-repeated="1015"/>
        </table:table-row>
        <table:table-row table:style-name="ro5">
          <table:table-cell office:value-type="string">
            <text:p>CAP ALUM 10UF 20% 35V SMD</text:p>
          </table:table-cell>
          <table:table-cell office:value-type="float" office:value="2">
            <text:p>2</text:p>
          </table:table-cell>
          <table:table-cell office:value-type="currency" office:currency="USD" office:value="0.33">
            <text:p>$0.33</text:p>
          </table:table-cell>
          <table:table-cell table:style-name="ce25" table:formula="of:=[.C20]*[.B20]" office:value-type="currency" office:currency="USD" office:value="0.66">
            <text:p>$0.66</text:p>
          </table:table-cell>
          <table:table-cell office:value-type="string">
            <text:p>C70, C71, C80, C81</text:p>
          </table:table-cell>
          <table:table-cell/>
          <table:table-cell office:value-type="string">
            <text:p>DIGIKEY</text:p>
          </table:table-cell>
          <table:table-cell office:value-type="string">
            <text:p>PCE3948CT-ND</text:p>
          </table:table-cell>
          <table:table-cell table:style-name="ce31" office:value-type="string">
            <text:p><text:a xlink:href="https://www.digikey.com/product-detail/en/panasonic-electronic-components/EEE-1VA100WR/PCE3948CT-ND/766324">https://www.digikey.com/product-detail/en/panasonic-electronic-components/EEE-1VA100WR/PCE3948CT-ND/766324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25" table:formula="of:=[.C21]*[.B21]" office:value-type="currency" office:currency="USD" office:value="0.262">
            <text:p>$0.26</text:p>
          </table:table-cell>
          <table:table-cell office:value-type="string">
            <text:p>J55, J57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5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22]*[.B22]" office:value-type="currency" office:currency="USD" office:value="0.96">
            <text:p>$0.96</text:p>
          </table:table-cell>
          <table:table-cell office:value-type="string">
            <text:p>J50, J54</text:p>
          </table:table-cell>
          <table:table-cell office:value-type="string">
            <text:p>+/-15V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5">
          <table:table-cell office:value-type="string">
            <text:p>CAP CER 0.1UF 50V X7R 0805</text:p>
          </table:table-cell>
          <table:table-cell office:value-type="float" office:value="20">
            <text:p>20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23]*[.B23]" office:value-type="currency" office:currency="USD" office:value="1.84">
            <text:p>$1.84</text:p>
          </table:table-cell>
          <table:table-cell office:value-type="string">
            <text:p>C66 – C69, C72, C73, C76 – C79, C82 – C89, C92, C93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25" table:formula="of:=[.C24]*[.B24]" office:value-type="currency" office:currency="USD" office:value="0.39">
            <text:p>$0.39</text:p>
          </table:table-cell>
          <table:table-cell office:value-type="string">
            <text:p>U12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31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5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25]*[.B25]" office:value-type="currency" office:currency="USD" office:value="0.4">
            <text:p>$0.40</text:p>
          </table:table-cell>
          <table:table-cell office:value-type="string">
            <text:p>R57, R58, R63, R64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31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5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26]*[.B26]" office:value-type="currency" office:currency="USD" office:value="0.2">
            <text:p>$0.20</text:p>
          </table:table-cell>
          <table:table-cell office:value-type="string">
            <text:p>R34, R36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8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69" table:default-cell-style-name="ce19"/>
        <table:table-column table:style-name="co70" table:default-cell-style-name="ce1"/>
        <table:table-column table:style-name="co71" table:default-cell-style-name="ce19"/>
        <table:table-column table:style-name="co72" table:default-cell-style-name="ce1"/>
        <table:table-column table:style-name="co73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8266</text:p>
          </table:table-cell>
          <table:table-cell office:value-type="float" office:value="1">
            <text:p>1</text:p>
          </table:table-cell>
          <table:table-cell table:formula="of:=12.99/3" office:value-type="currency" office:currency="USD" office:value="4.33">
            <text:p>$4.33</text:p>
          </table:table-cell>
          <table:table-cell table:formula="of:=[.C3]*[.B3]" office:value-type="currency" office:currency="USD" office:value="4.33">
            <text:p>$4.33</text:p>
          </table:table-cell>
          <table:table-cell office:value-type="string">
            <text:p>U4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table:style-name="ce31" office:value-type="string">
            <text:p><text:a xlink:href="https://www.amazon.com/IZOKEE-NodeMcu-Internet-Development-Compatible/dp/B076F53B6S/ref=sr_1_19?dchild=1&amp;keywords=esp8266&amp;qid=1585506078&amp;sr=8-19">https://www.amazon.com/IZOKEE-NodeMcu-Internet-Development-Compatible/dp/B076F53B6S/ref=sr_1_19?dchild=1&amp;keywords=esp8266&amp;qid=1585506078&amp;sr=8-19</text:a></text:p>
          </table:table-cell>
          <table:table-cell table:number-columns-repeated="1015"/>
        </table:table-row>
        <table:table-row table:style-name="ro3">
          <table:table-cell office:value-type="string">
            <text:p>ESP32 MCU</text:p>
          </table:table-cell>
          <table:table-cell office:value-type="float" office:value="0">
            <text:p>0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4]*[.B4]" office:value-type="currency" office:currency="USD" office:value="0">
            <text:p>$0.00</text:p>
          </table:table-cell>
          <table:table-cell office:value-type="string">
            <text:p>U5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3">
          <table:table-cell office:value-type="string">
            <text:p>CONN HDR 15POS 0.1 GOLD PCB</text:p>
          </table:table-cell>
          <table:table-cell office:value-type="float" office:value="0">
            <text:p>0</text:p>
          </table:table-cell>
          <table:table-cell office:value-type="currency" office:currency="USD" office:value="1.02">
            <text:p>$1.02</text:p>
          </table:table-cell>
          <table:table-cell table:formula="of:=[.C5]*[.B5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office:value-type="string">
            <text:p>To connect ESP32 MCU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  <table:table-cell table:style-name="ce31" office:value-type="string">
            <text:p><text:a xlink:href="https://www.digikey.com/product-detail/en/sullins-connector-solutions/PPPC151LFBN-RC/S7048-ND/810187">https://www.digikey.com/product-detail/en/sullins-connector-solutions/PPPC151LFBN-RC/S7048-ND/810187</text:a></text:p>
          </table:table-cell>
          <table:table-cell table:number-columns-repeated="1015"/>
        </table:table-row>
        <table:table-row table:style-name="ro3">
          <table:table-cell office:value-type="string">
            <text:p>IC I2C SW 8CH W/RESET 24TSSOP</text:p>
          </table:table-cell>
          <table:table-cell office:value-type="float" office:value="1">
            <text:p>1</text:p>
          </table:table-cell>
          <table:table-cell office:value-type="currency" office:currency="USD" office:value="1.5">
            <text:p>$1.50</text:p>
          </table:table-cell>
          <table:table-cell table:formula="of:=[.C6]*[.B6]" office:value-type="currency" office:currency="USD" office:value="1.5">
            <text:p>$1.50</text:p>
          </table:table-cell>
          <table:table-cell office:value-type="string">
            <text:p>U6</text:p>
          </table:table-cell>
          <table:table-cell office:value-type="string">
            <text:p>I2C Expander</text:p>
          </table:table-cell>
          <table:table-cell office:value-type="string">
            <text:p>DIGIKEY</text:p>
          </table:table-cell>
          <table:table-cell office:value-type="string">
            <text:p>296-34905-1-ND</text:p>
          </table:table-cell>
          <table:table-cell table:style-name="ce31" office:value-type="string">
            <text:p><text:a xlink:href="https://www.digikey.com/product-detail/en/texas-instruments/TCA9548APWR/296-34905-1-ND/3615448">https://www.digikey.com/product-detail/en/texas-instruments/TCA9548APWR/296-34905-1-ND/361544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2POS 2.5MM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7]*[.B7]" office:value-type="currency" office:currency="USD" office:value="0.262">
            <text:p>$0.26</text:p>
          </table:table-cell>
          <table:table-cell table:style-name="ce32" office:value-type="string">
            <text:p>J15, J16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33">
            <text:p>$0.33</text:p>
          </table:table-cell>
          <table:table-cell table:formula="of:=[.C8]*[.B8]" office:value-type="currency" office:currency="USD" office:value="0.66">
            <text:p>$0.66</text:p>
          </table:table-cell>
          <table:table-cell table:style-name="ce32" office:value-type="string">
            <text:p>J17, J18</text:p>
          </table:table-cell>
          <table:table-cell table:style-name="Default" office:value-type="string">
            <text:p>I2C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office:value-type="float" office:value="1">
            <text:p>1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0.48">
            <text:p>$0.48</text:p>
          </table:table-cell>
          <table:table-cell table:style-name="ce32" office:value-type="string">
            <text:p>J20</text:p>
          </table:table-cell>
          <table:table-cell table:style-name="Default" office:value-type="string">
            <text:p>LED Array Conn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ONN HDR 5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10]*[.B10]" office:value-type="currency" office:currency="USD" office:value="0.49">
            <text:p>$0.49</text:p>
          </table:table-cell>
          <table:table-cell office:value-type="string">
            <text:p>J19</text:p>
          </table:table-cell>
          <table:table-cell table:style-name="Default" office:value-type="string">
            <text:p>I2C Conn</text:p>
          </table:table-cell>
          <table:table-cell office:value-type="string">
            <text:p>DIGIKEY</text:p>
          </table:table-cell>
          <table:table-cell office:value-type="string">
            <text:p>S7038-ND</text:p>
          </table:table-cell>
          <table:table-cell table:style-name="ce31" office:value-type="string">
            <text:p><text:a xlink:href="https://www.digikey.com/product-detail/en/sullins-connector-solutions/PPPC051LFBN-RC/S7038-ND/810177">https://www.digikey.com/product-detail/en/sullins-connector-solutions/PPPC051LFBN-RC/S7038-ND/810177</text:a>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1]*[.B11]" office:value-type="currency" office:currency="USD" office:value="0.8">
            <text:p>$0.80</text:p>
          </table:table-cell>
          <table:table-cell office:value-type="string">
            <text:p>R11, R12, R14, R1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184">
            <text:p>$0.18</text:p>
          </table:table-cell>
          <table:table-cell table:style-name="ce32" office:value-type="string">
            <text:p>C17, C18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3]*[.B13]" office:value-type="currency" office:currency="USD" office:value="0.2">
            <text:p>$0.20</text:p>
          </table:table-cell>
          <table:table-cell office:value-type="string">
            <text:p>R13, R16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3">
          <table:table-cell office:value-type="string">
            <text:p>IC I/O EXPANDER I2C 8B 18SOIC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4]*[.B14]" office:value-type="currency" office:currency="USD" office:value="1.02">
            <text:p>$1.02</text:p>
          </table:table-cell>
          <table:table-cell office:value-type="string">
            <text:p>U7</text:p>
          </table:table-cell>
          <table:table-cell office:value-type="string">
            <text:p>I2C Switch for MCU</text:p>
          </table:table-cell>
          <table:table-cell office:value-type="string">
            <text:p>DIGIKEY</text:p>
          </table:table-cell>
          <table:table-cell office:value-type="string">
            <text:p>MCP23008T-E/SOCT-ND</text:p>
          </table:table-cell>
          <table:table-cell table:style-name="ce31" office:value-type="string">
            <text:p><text:a xlink:href="https://www.digikey.com/product-detail/en/microchip-technology/MCP23008T-E-SO/MCP23008T-E-SOCT-ND/5358243">https://www.digikey.com/product-detail/en/microchip-technology/MCP23008T-E-SO/MCP23008T-E-SOCT-ND/5358243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75" table:default-cell-style-name="ce19"/>
        <table:table-column table:style-name="co76" table:default-cell-style-name="ce1"/>
        <table:table-column table:style-name="co77" table:default-cell-style-name="ce19"/>
        <table:table-column table:style-name="co78" table:default-cell-style-name="ce1"/>
        <table:table-column table:style-name="co80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2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74 – J8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8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21 – R12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8">
            <text:p>8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6]*[.B6]" office:value-type="currency" office:currency="USD" office:value="0.736">
            <text:p>$0.74</text:p>
          </table:table-cell>
          <table:table-cell office:value-type="string">
            <text:p>C114 – C12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60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2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82, J83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84</text:p>
          </table:table-cell>
          <table:table-cell office:value-type="string">
            <text:p>I2C MCU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>
          <table:table-cell office:value-type="string">
            <text:p>ROTARY ENCODER</text:p>
          </table:table-cell>
          <table:table-cell table:style-name="ce37" office:value-type="float" office:value="2">
            <text:p>2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11]*[.B11]" office:value-type="currency" office:currency="USD" office:value="2.9975">
            <text:p>$3.00</text:p>
          </table:table-cell>
          <table:table-cell office:value-type="string">
            <text:p>SW11, SW12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092">
            <text:p>$0.09</text:p>
          </table:table-cell>
          <table:table-cell table:style-name="ce32" office:value-type="string">
            <text:p>C122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6">
            <text:p>6</text:p>
          </table:table-cell>
          <table:table-cell table:style-name="ce33" office:value-type="currency" office:currency="USD" office:value="0.1">
            <text:p>$0.10</text:p>
          </table:table-cell>
          <table:table-cell table:formula="of:=[.C13]*[.B13]" office:value-type="currency" office:currency="USD" office:value="0.6">
            <text:p>$0.60</text:p>
          </table:table-cell>
          <table:table-cell office:value-type="string">
            <text:p>R130 – R132, R136 – R13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office:value-type="string">
            <text:p>https://www.digikey.com/product-detail/en/yageo/RC1206FR-071KL/311-1-00KFRCT-ND/731334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4]*[.B14]" office:value-type="currency" office:currency="USD" office:value="0.2">
            <text:p>$0.20</text:p>
          </table:table-cell>
          <table:table-cell office:value-type="string">
            <text:p>R133, R13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5]*[.B15]" office:value-type="currency" office:currency="USD" office:value="0.1">
            <text:p>$0.10</text:p>
          </table:table-cell>
          <table:table-cell office:value-type="string">
            <text:p>R134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81" table:default-cell-style-name="Default"/>
        <table:table-column table:style-name="co26" table:default-cell-style-name="ce32"/>
        <table:table-column table:style-name="co27" table:default-cell-style-name="ce39"/>
        <table:table-column table:style-name="co28" table:default-cell-style-name="ce39"/>
        <table:table-column table:style-name="co69" table:default-cell-style-name="Default"/>
        <table:table-column table:style-name="co82" table:default-cell-style-name="Default"/>
        <table:table-column table:style-name="co31" table:default-cell-style-name="Default"/>
        <table:table-column table:style-name="co66" table:default-cell-style-name="Default"/>
        <table:table-column table:style-name="co83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</table:table-row>
        <table:table-row table:style-name="ro1">
          <table:table-cell table:style-name="ce1" office:value-type="string">
            <text:p>HEADPHONE CROSSFEED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284">
            <text:p>$0.28</text:p>
          </table:table-cell>
          <table:table-cell office:value-type="string">
            <text:p>R80 – R83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office:value-type="string">
            <text:p>R79, R84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5]*[.B5]" office:value-type="currency" office:currency="USD" office:value="0.142">
            <text:p>$0.14</text:p>
          </table:table-cell>
          <table:table-cell office:value-type="string">
            <text:p>R77, R85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office:value-type="string">
            <text:p>R78,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25" table:formula="of:=[.C7]*[.B7]" office:value-type="currency" office:currency="USD" office:value="0.26">
            <text:p>$0.26</text:p>
          </table:table-cell>
          <table:table-cell office:value-type="string">
            <text:p>C98, C101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25" table:formula="of:=[.C8]*[.B8]" office:value-type="currency" office:currency="USD" office:value="0.4">
            <text:p>$0.40</text:p>
          </table:table-cell>
          <table:table-cell office:value-type="string">
            <text:p>C99, C100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0]*[.B10]" office:value-type="currency" office:currency="USD" office:value="0">
            <text:p>$0.00</text:p>
          </table:table-cell>
          <table:table-cell office:value-type="string">
            <text:p>SW10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1]*[.B11]" office:value-type="currency" office:currency="USD" office:value="0.47">
            <text:p>$0.47</text:p>
          </table:table-cell>
          <table:table-cell office:value-type="string">
            <text:p>J64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J65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84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14" table:default-cell-style-name="ce32"/>
        <table:table-column table:style-name="co85" table:default-cell-style-name="Default"/>
        <table:table-column table:style-name="co14" table:default-cell-style-name="ce32"/>
        <table:table-column table:style-name="co86" table:default-cell-style-name="Default"/>
        <table:table-column table:style-name="co8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HEADPHONE AMP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3]*[.B3]" office:value-type="currency" office:currency="USD" office:value="0.48">
            <text:p>$0.48</text:p>
          </table:table-cell>
          <table:table-cell table:style-name="ce19" office:value-type="string">
            <text:p>D56, D57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67, R68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25" table:formula="of:=[.C5]*[.B5]" office:value-type="currency" office:currency="USD" office:value="3.12">
            <text:p>$3.12</text:p>
          </table:table-cell>
          <table:table-cell office:value-type="string">
            <text:p>U19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6]*[.B6]" office:value-type="currency" office:currency="USD" office:value="0.3">
            <text:p>$0.30</text:p>
          </table:table-cell>
          <table:table-cell office:value-type="string">
            <text:p>J58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7]*[.B7]" office:value-type="currency" office:currency="USD" office:value="0.96">
            <text:p>$0.96</text:p>
          </table:table-cell>
          <table:table-cell table:style-name="ce19" office:value-type="string">
            <text:p>J61, J62</text:p>
          </table:table-cell>
          <table:table-cell office:value-type="string">
            <text:p>+/-15V IN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25" table:formula="of:=[.C8]*[.B8]" office:value-type="currency" office:currency="USD" office:value="0.14">
            <text:p>$0.14</text:p>
          </table:table-cell>
          <table:table-cell office:value-type="string">
            <text:p>R73, R74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9]*[.B9]" office:value-type="currency" office:currency="USD" office:value="0.2">
            <text:p>$0.20</text:p>
          </table:table-cell>
          <table:table-cell office:value-type="string">
            <text:p>R71, R72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2">
            <text:p>$0.20</text:p>
          </table:table-cell>
          <table:table-cell office:value-type="string">
            <text:p>R75, R76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RES SMD 51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2">
            <text:p>$0.20</text:p>
          </table:table-cell>
          <table:table-cell office:value-type="string">
            <text:p>R69, R70</text:p>
          </table:table-cell>
          <table:table-cell/>
          <table:table-cell table:style-name="Default" office:value-type="string">
            <text:p>DIGIKEY</text:p>
          </table:table-cell>
          <table:table-cell office:value-type="string">
            <text:p>311-51.0FRCT-ND</text:p>
          </table:table-cell>
          <table:table-cell table:style-name="ce31" office:value-type="string">
            <text:p><text:a xlink:href="https://www.digikey.com/product-detail/en/yageo/RC1206FR-0751RL/311-51-0FRCT-ND/731920">https://www.digikey.com/product-detail/en/yageo/RC1206FR-0751RL/311-51-0FRCT-ND/731920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2]*[.B12]" office:value-type="currency" office:currency="USD" office:value="0.47">
            <text:p>$0.47</text:p>
          </table:table-cell>
          <table:table-cell office:value-type="string">
            <text:p>J60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office:value-type="string">
            <text:p>J59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4">
            <text:p>4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4]*[.B14]" office:value-type="currency" office:currency="USD" office:value="0.368">
            <text:p>$0.37</text:p>
          </table:table-cell>
          <table:table-cell office:value-type="string">
            <text:p>C94 – C9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5]*[.B15]" office:value-type="currency" office:currency="USD" office:value="0">
            <text:p>$0.00</text:p>
          </table:table-cell>
          <table:table-cell office:value-type="string">
            <text:p>J63</text:p>
          </table:table-cell>
          <table:table-cell office:value-type="string">
            <text:p>headphone conn jack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1"/>
        <table:table-column table:style-name="co14" table:number-columns-repeated="63" table:default-cell-style-name="ce1"/>
        <table:table-row table:style-name="ro3">
          <table:table-cell office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05/23/2020</text:date>, <text:time>12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5-23T12:11:26</dc:date>
    <meta:editing-duration>P31DT3H47M56S</meta:editing-duration>
    <meta:generator>OpenOffice/4.1.7$Unix OpenOffice.org_project/417m1$Build-9800</meta:generator>
    <meta:editing-cycles>196</meta:editing-cycles>
    <meta:document-statistic meta:table-count="16" meta:cell-count="1669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